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2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.706cm" fo:min-width="1.097cm" fo:padding-top="0.13cm" fo:padding-bottom="0.13cm" fo:padding-left="0.25cm" fo:padding-right="0.25cm" fo:wrap-option="no-wrap" draw:shadow-color="#808080" draw:shadow-opacity="75%"/>
    </style:style>
    <style:style style:name="gr2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3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3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.706cm" fo:min-width="1.097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5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6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6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70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.706cm" fo:min-width="1.097cm" fo:padding-top="0.13cm" fo:padding-bottom="0.13cm" fo:padding-left="0.25cm" fo:padding-right="0.25cm" fo:wrap-option="no-wrap" draw:shadow-color="#808080" draw:shadow-opacity="75%"/>
    </style:style>
    <style:style style:name="gr7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72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7cm" fo:min-width="17.699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8cm" fo:min-width="4.239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8cm" fo:min-width="4.246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8cm" fo:min-width="4.201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9cm" fo:min-width="4.239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9cm" fo:min-width="4.246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9cm" fo:min-width="4.201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882cm" fo:min-width="4.239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882cm" fo:min-width="4.246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882cm" fo:min-width="4.201cm" fo:padding-top="0.13cm" fo:padding-bottom="0.13cm" fo:padding-left="0.25cm" fo:padding-right="0.25cm" fo:wrap-option="no-wrap" draw:shadow-color="#808080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_5f_-title">
      <style:graphic-properties fo:min-height="1.737cm"/>
    </style:style>
    <style:style style:name="pr4" style:family="presentation" style:parent-style-name="Varsayılan_5f_-outline1">
      <style:graphic-properties fo:min-height="13.609cm"/>
    </style:style>
    <style:style style:name="pr5" style:family="presentation" style:parent-style-name="Varsayılan_5f_-notes">
      <style:graphic-properties draw:fill-color="#ffffff" fo:min-height="13.364cm"/>
    </style:style>
    <style:style style:name="pr6" style:family="presentation" style:parent-style-name="Varsayılan_5f_-title">
      <style:graphic-properties fo:min-height="3.506cm"/>
    </style:style>
    <style:style style:name="pr7" style:family="presentation" style:parent-style-name="Varsayılan_5f_-outline1">
      <style:graphic-properties fo:min-height="13.61cm"/>
    </style:style>
    <style:style style:name="pr8" style:family="presentation" style:parent-style-name="Varsayılan_5f_-title">
      <style:graphic-properties draw:auto-grow-height="true" fo:min-height="3.506cm"/>
    </style:style>
    <style:style style:name="pr9" style:family="presentation" style:parent-style-name="Varsayılan_5f_-outline1">
      <style:graphic-properties fo:min-height="6.361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264cm" fo:margin-bottom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margin-top="0.264cm" fo:margin-bottom="0cm" fo:line-height="100%" fo:text-align="center" fo:text-indent="0cm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loext:graphic-properties draw:fill="none" draw:fill-color="#00cc99"/>
      <style:paragraph-properties fo:margin-left="0cm" fo:margin-right="0cm" fo:line-height="90%" fo:text-indent="0cm" style:writing-mode="lr-tb" style:font-independent-line-spacing="true"/>
    </style:style>
    <style:style style:name="P9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Helvetica Neue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Helvetica Neue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Helvetica Neue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Helvetica Neue'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Dizi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1.737cm" svg:x="1.4cm" svg:y="1.721cm" presentation:class="title" presentation:user-transformed="true">
          <draw:text-box>
            <text:p>Diziler(Array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ziler veri kolleksiyonlarıdır.</text:p>
                <text:list>
                  <text:list-item>
                    <text:p>Diziler sıralıdır.</text:p>
                  </text:list-item>
                  <text:list-item>
                    <text:p>Diziler homojendir. Dizi içersindeki tüm elemanlar aynı tipte olmak zorundadır.</text:p>
                  </text:list-item>
                </text:list>
              </text:list-item>
              <text:list-item>
                <text:p>Tüm elemanların birer pozisyon değeri vardır. Buna indeks denir. Java’da ilk elemanın indeks numarası 0’dır.</text:p>
              </text:list-item>
              <text:list-item>
                <text:p>Dizi boyutu(length) son elemanın indeksi’nin bir fazlasıdır.</text:p>
                <text:p><text:s/></text:p>
              </text:list-item>
            </text:list>
          </draw:text-box>
        </draw:frame>
        <draw:frame draw:style-name="gr2" draw:text-style-name="P2" draw:layer="layout" svg:width="0.502cm" svg:height="1.187cm" svg:x="-3.5cm" svg:y="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1.737cm" svg:x="1.4cm" svg:y="1.721cm" presentation:class="title" presentation:user-transformed="true">
          <draw:text-box>
            <text:p>Dizileri tanımla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zilerin boyutları sabittir ve önceden tanımlanırlar.</text:p>
              </text:list-item>
              <text:list-item>
                <text:p><text:span text:style-name="T1">type[ ] name = </text:span><text:span text:style-name="T2">new </text:span><text:span text:style-name="T1">type[n]</text:span><text:span text:style-name="T2">;</text:span></text:p>
              </text:list-item>
              <text:list-item>
                <text:p><text:span text:style-name="T2">Java otomatik olarak dizilerin elemanlarını varsayılan değerleri ile doldurur.</text:span></text:p>
                <text:list>
                  <text:list-item>
                    <text:p><text:span text:style-name="T2">int: 0</text:span></text:p>
                  </text:list-item>
                  <text:list-item>
                    <text:p><text:span text:style-name="T2">boolean: false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2" draw:layer="layout" svg:width="0.502cm" svg:height="1.187cm" svg:x="-3.5cm" svg:y="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[] intArray = {0,1,2,3,4,5,6,7,8,9};</text:p>
              </text:list-item>
            </text:list>
          </draw:text-box>
        </draw:frame>
        <draw:custom-shape draw:name="Text Box 4" draw:style-name="gr3" draw:text-style-name="P4" draw:layer="layout" svg:width="1.481cm" svg:height="0.768cm" svg:x="3.646cm" svg:y="17.264cm">
          <text:list text:style-name="L3">
            <text:list-header>
              <text:p text:style-name="P3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4" draw:layer="layout" svg:width="1.481cm" svg:height="0.768cm" svg:x="5.551cm" svg:y="17.264cm">
          <text:list text:style-name="L3">
            <text:list-header>
              <text:p text:style-name="P3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4" draw:layer="layout" svg:width="1.481cm" svg:height="0.768cm" svg:x="7.456cm" svg:y="17.264cm">
          <text:list text:style-name="L3">
            <text:list-header>
              <text:p text:style-name="P3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" draw:text-style-name="P4" draw:layer="layout" svg:width="1.481cm" svg:height="0.768cm" svg:x="9.361cm" svg:y="17.264cm">
          <text:list text:style-name="L3">
            <text:list-header>
              <text:p text:style-name="P3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7" draw:text-style-name="P4" draw:layer="layout" svg:width="1.481cm" svg:height="0.768cm" svg:x="11.266cm" svg:y="17.264cm">
          <text:list text:style-name="L3">
            <text:list-header>
              <text:p text:style-name="P3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" draw:text-style-name="P4" draw:layer="layout" svg:width="1.481cm" svg:height="0.768cm" svg:x="13.171cm" svg:y="17.264cm">
          <text:list text:style-name="L3">
            <text:list-header>
              <text:p text:style-name="P3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" draw:text-style-name="P4" draw:layer="layout" svg:width="1.481cm" svg:height="0.768cm" svg:x="15.076cm" svg:y="17.264cm">
          <text:list text:style-name="L3">
            <text:list-header>
              <text:p text:style-name="P3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" draw:text-style-name="P4" draw:layer="layout" svg:width="1.481cm" svg:height="0.768cm" svg:x="16.981cm" svg:y="17.264cm">
          <text:list text:style-name="L3">
            <text:list-header>
              <text:p text:style-name="P3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1" draw:text-style-name="P4" draw:layer="layout" svg:width="1.481cm" svg:height="0.768cm" svg:x="18.886cm" svg:y="17.264cm">
          <text:list text:style-name="L3">
            <text:list-header>
              <text:p text:style-name="P3"><text:span text:style-name="T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12" draw:text-style-name="P6" draw:layer="layout" svg:width="1.905cm" svg:height="1.306cm" svg:x="3.434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3" draw:text-style-name="P6" draw:layer="layout" svg:width="1.905cm" svg:height="1.306cm" svg:x="5.339cm" svg:y="15.958cm">
          <text:list text:style-name="L3">
            <text:list-header>
              <text:p text:style-name="P5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4" draw:text-style-name="P6" draw:layer="layout" svg:width="1.905cm" svg:height="1.306cm" svg:x="7.244cm" svg:y="15.958cm">
          <text:list text:style-name="L3">
            <text:list-header>
              <text:p text:style-name="P5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5" draw:text-style-name="P6" draw:layer="layout" svg:width="1.905cm" svg:height="1.306cm" svg:x="9.149cm" svg:y="15.958cm">
          <text:list text:style-name="L3">
            <text:list-header>
              <text:p text:style-name="P5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6" draw:text-style-name="P6" draw:layer="layout" svg:width="1.905cm" svg:height="1.306cm" svg:x="11.054cm" svg:y="15.958cm">
          <text:list text:style-name="L3">
            <text:list-header>
              <text:p text:style-name="P5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7" draw:text-style-name="P6" draw:layer="layout" svg:width="1.905cm" svg:height="1.306cm" svg:x="12.959cm" svg:y="15.958cm">
          <text:list text:style-name="L3">
            <text:list-header>
              <text:p text:style-name="P5"><text:span text:style-name="T4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8" draw:text-style-name="P6" draw:layer="layout" svg:width="1.905cm" svg:height="1.306cm" svg:x="14.864cm" svg:y="15.958cm">
          <text:list text:style-name="L3">
            <text:list-header>
              <text:p text:style-name="P5"><text:span text:style-name="T4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9" draw:text-style-name="P6" draw:layer="layout" svg:width="1.905cm" svg:height="1.306cm" svg:x="16.769cm" svg:y="15.958cm">
          <text:list text:style-name="L3">
            <text:list-header>
              <text:p text:style-name="P5"><text:span text:style-name="T4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20" draw:text-style-name="P6" draw:layer="layout" svg:width="1.905cm" svg:height="1.306cm" svg:x="18.674cm" svg:y="15.958cm">
          <text:list text:style-name="L3">
            <text:list-header>
              <text:p text:style-name="P5"><text:span text:style-name="T4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21" draw:text-style-name="P6" draw:layer="layout" svg:width="1.905cm" svg:height="1.306cm" svg:x="20.579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22" draw:text-style-name="P4" draw:layer="layout" svg:width="1.481cm" svg:height="0.768cm" svg:x="20.791cm" svg:y="17.264cm">
          <text:list text:style-name="L3">
            <text:list-header>
              <text:p text:style-name="P3"><text:span text:style-name="T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23" draw:text-style-name="P8" draw:layer="layout" svg:width="3.211cm" svg:height="0.937cm" svg:x="3.228cm" svg:y="15.24cm">
          <text:list text:style-name="L3">
            <text:list-header>
              <text:p text:style-name="P7"><text:span text:style-name="T5">intArray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Group 31">
          <draw:custom-shape draw:name="Rectangle 32" draw:style-name="gr24" draw:text-style-name="P9" draw:layer="layout" svg:width="1.597cm" svg:height="0.966cm" svg:x="20.711cm" svg:y="16.13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5" draw:text-style-name="P10" draw:layer="layout" svg:width="1.905cm" svg:height="1.277cm" svg:x="20.544cm" svg:y="15.981cm">
            <text:list text:style-name="L3">
              <text:list-header>
                <text:p text:style-name="P5"><text:span text:style-name="T4">9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1.737cm" svg:x="1.4cm" svg:y="1.721cm" presentation:class="title" presentation:user-transformed="true">
          <draw:text-box>
            <text:p>Dizilerde seçi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Array[9] = 42</text:p>
              </text:list-item>
              <text:list-item>
                <text:p>intArray[9] : 42</text:p>
              </text:list-item>
            </text:list>
          </draw:text-box>
        </draw:frame>
        <draw:frame draw:style-name="gr2" draw:text-style-name="P2" draw:layer="layout" svg:width="0.502cm" svg:height="1.187cm" svg:x="-3.5cm" svg:y="4cm">
          <draw:text-box>
            <text:p/>
          </draw:text-box>
        </draw:frame>
        <draw:custom-shape draw:name="Text Box 4" draw:style-name="gr26" draw:text-style-name="P4" draw:layer="layout" svg:width="1.481cm" svg:height="0.768cm" svg:x="3.652cm" svg:y="17.158cm">
          <text:list text:style-name="L3">
            <text:list-header>
              <text:p text:style-name="P3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7" draw:text-style-name="P4" draw:layer="layout" svg:width="1.481cm" svg:height="0.768cm" svg:x="5.557cm" svg:y="17.158cm">
          <text:list text:style-name="L3">
            <text:list-header>
              <text:p text:style-name="P3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8" draw:text-style-name="P4" draw:layer="layout" svg:width="1.481cm" svg:height="0.768cm" svg:x="7.462cm" svg:y="17.158cm">
          <text:list text:style-name="L3">
            <text:list-header>
              <text:p text:style-name="P3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9" draw:text-style-name="P4" draw:layer="layout" svg:width="1.481cm" svg:height="0.768cm" svg:x="9.367cm" svg:y="17.158cm">
          <text:list text:style-name="L3">
            <text:list-header>
              <text:p text:style-name="P3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0" draw:text-style-name="P4" draw:layer="layout" svg:width="1.481cm" svg:height="0.768cm" svg:x="11.272cm" svg:y="17.158cm">
          <text:list text:style-name="L3">
            <text:list-header>
              <text:p text:style-name="P3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1" draw:text-style-name="P4" draw:layer="layout" svg:width="1.481cm" svg:height="0.768cm" svg:x="13.177cm" svg:y="17.158cm">
          <text:list text:style-name="L3">
            <text:list-header>
              <text:p text:style-name="P3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2" draw:text-style-name="P4" draw:layer="layout" svg:width="1.481cm" svg:height="0.768cm" svg:x="15.082cm" svg:y="17.158cm">
          <text:list text:style-name="L3">
            <text:list-header>
              <text:p text:style-name="P3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3" draw:text-style-name="P4" draw:layer="layout" svg:width="1.481cm" svg:height="0.768cm" svg:x="16.987cm" svg:y="17.158cm">
          <text:list text:style-name="L3">
            <text:list-header>
              <text:p text:style-name="P3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4" draw:text-style-name="P4" draw:layer="layout" svg:width="1.481cm" svg:height="0.768cm" svg:x="18.892cm" svg:y="17.158cm">
          <text:list text:style-name="L3">
            <text:list-header>
              <text:p text:style-name="P3"><text:span text:style-name="T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35" draw:text-style-name="P6" draw:layer="layout" svg:width="1.905cm" svg:height="1.306cm" svg:x="3.44cm" svg:y="15.852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36" draw:text-style-name="P6" draw:layer="layout" svg:width="1.905cm" svg:height="1.306cm" svg:x="5.345cm" svg:y="15.852cm">
          <text:list text:style-name="L3">
            <text:list-header>
              <text:p text:style-name="P5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37" draw:text-style-name="P6" draw:layer="layout" svg:width="1.905cm" svg:height="1.306cm" svg:x="7.25cm" svg:y="15.852cm">
          <text:list text:style-name="L3">
            <text:list-header>
              <text:p text:style-name="P5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38" draw:text-style-name="P6" draw:layer="layout" svg:width="1.905cm" svg:height="1.306cm" svg:x="9.155cm" svg:y="15.852cm">
          <text:list text:style-name="L3">
            <text:list-header>
              <text:p text:style-name="P5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39" draw:text-style-name="P6" draw:layer="layout" svg:width="1.905cm" svg:height="1.306cm" svg:x="11.06cm" svg:y="15.852cm">
          <text:list text:style-name="L3">
            <text:list-header>
              <text:p text:style-name="P5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40" draw:text-style-name="P6" draw:layer="layout" svg:width="1.905cm" svg:height="1.306cm" svg:x="12.965cm" svg:y="15.852cm">
          <text:list text:style-name="L3">
            <text:list-header>
              <text:p text:style-name="P5"><text:span text:style-name="T4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41" draw:text-style-name="P6" draw:layer="layout" svg:width="1.905cm" svg:height="1.306cm" svg:x="14.87cm" svg:y="15.852cm">
          <text:list text:style-name="L3">
            <text:list-header>
              <text:p text:style-name="P5"><text:span text:style-name="T4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42" draw:text-style-name="P6" draw:layer="layout" svg:width="1.905cm" svg:height="1.306cm" svg:x="16.775cm" svg:y="15.852cm">
          <text:list text:style-name="L3">
            <text:list-header>
              <text:p text:style-name="P5"><text:span text:style-name="T4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43" draw:text-style-name="P6" draw:layer="layout" svg:width="1.905cm" svg:height="1.306cm" svg:x="18.68cm" svg:y="15.852cm">
          <text:list text:style-name="L3">
            <text:list-header>
              <text:p text:style-name="P5"><text:span text:style-name="T4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44" draw:text-style-name="P6" draw:layer="layout" svg:width="1.905cm" svg:height="1.306cm" svg:x="20.585cm" svg:y="15.852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45" draw:text-style-name="P4" draw:layer="layout" svg:width="1.481cm" svg:height="0.768cm" svg:x="20.797cm" svg:y="17.158cm">
          <text:list text:style-name="L3">
            <text:list-header>
              <text:p text:style-name="P3"><text:span text:style-name="T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46" draw:text-style-name="P8" draw:layer="layout" svg:width="3.211cm" svg:height="0.937cm" svg:x="3.234cm" svg:y="15.134cm">
          <text:list text:style-name="L3">
            <text:list-header>
              <text:p text:style-name="P7"><text:span text:style-name="T5">intArray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Group 31">
          <draw:custom-shape draw:name="Rectangle 32" draw:style-name="gr47" draw:text-style-name="P9" draw:layer="layout" svg:width="1.597cm" svg:height="0.966cm" svg:x="20.717cm" svg:y="16.024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48" draw:text-style-name="P10" draw:layer="layout" svg:width="1.905cm" svg:height="1.277cm" svg:x="20.55cm" svg:y="15.875cm">
            <text:list text:style-name="L3">
              <text:list-header>
                <text:p text:style-name="P5"><text:span text:style-name="T4">4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_5f_" presentation:presentation-page-layout-name="AL2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izilerde döngü</text:p>
          </draw:text-box>
        </draw:frame>
        <draw:frame presentation:style-name="pr9" draw:layer="layout" svg:width="25.199cm" svg:height="6.611cm" svg:x="1.4cm" svg:y="4.914cm" presentation:class="outline" presentation:user-transformed="true">
          <draw:text-box>
            <text:list text:style-name="L2">
              <text:list-item>
                <text:p>for (int i = 0; i &lt; intArray.length; i++){</text:p>
                <text:list>
                  <text:list-header>
                    <text:p>intArray[i] = i + 1;</text:p>
                  </text:list-header>
                </text:list>
                <text:p>}</text:p>
              </text:list-item>
              <text:list-item>
                <text:p>intArray[9] = ?</text:p>
              </text:list-item>
            </text:list>
          </draw:text-box>
        </draw:frame>
        <draw:custom-shape draw:name="Text Box 4" draw:style-name="gr49" draw:text-style-name="P4" draw:layer="layout" svg:width="1.481cm" svg:height="0.768cm" svg:x="3.652cm" svg:y="17.158cm">
          <text:list text:style-name="L3">
            <text:list-header>
              <text:p text:style-name="P3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0" draw:text-style-name="P4" draw:layer="layout" svg:width="1.481cm" svg:height="0.768cm" svg:x="5.557cm" svg:y="17.158cm">
          <text:list text:style-name="L3">
            <text:list-header>
              <text:p text:style-name="P3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1" draw:text-style-name="P4" draw:layer="layout" svg:width="1.481cm" svg:height="0.768cm" svg:x="7.462cm" svg:y="17.158cm">
          <text:list text:style-name="L3">
            <text:list-header>
              <text:p text:style-name="P3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2" draw:text-style-name="P4" draw:layer="layout" svg:width="1.481cm" svg:height="0.768cm" svg:x="9.367cm" svg:y="17.158cm">
          <text:list text:style-name="L3">
            <text:list-header>
              <text:p text:style-name="P3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3" draw:text-style-name="P4" draw:layer="layout" svg:width="1.481cm" svg:height="0.768cm" svg:x="11.272cm" svg:y="17.158cm">
          <text:list text:style-name="L3">
            <text:list-header>
              <text:p text:style-name="P3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4" draw:text-style-name="P4" draw:layer="layout" svg:width="1.481cm" svg:height="0.768cm" svg:x="13.177cm" svg:y="17.158cm">
          <text:list text:style-name="L3">
            <text:list-header>
              <text:p text:style-name="P3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5" draw:text-style-name="P4" draw:layer="layout" svg:width="1.481cm" svg:height="0.768cm" svg:x="15.082cm" svg:y="17.158cm">
          <text:list text:style-name="L3">
            <text:list-header>
              <text:p text:style-name="P3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56" draw:text-style-name="P4" draw:layer="layout" svg:width="1.481cm" svg:height="0.768cm" svg:x="16.987cm" svg:y="17.158cm">
          <text:list text:style-name="L3">
            <text:list-header>
              <text:p text:style-name="P3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57" draw:text-style-name="P4" draw:layer="layout" svg:width="1.481cm" svg:height="0.768cm" svg:x="18.892cm" svg:y="17.158cm">
          <text:list text:style-name="L3">
            <text:list-header>
              <text:p text:style-name="P3"><text:span text:style-name="T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58" draw:text-style-name="P6" draw:layer="layout" svg:width="1.905cm" svg:height="1.306cm" svg:x="3.44cm" svg:y="15.852cm">
          <text:list text:style-name="L3">
            <text:list-header>
              <text:p text:style-name="P5"><text:span text:style-name="T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9" draw:text-style-name="P6" draw:layer="layout" svg:width="1.905cm" svg:height="1.306cm" svg:x="5.345cm" svg:y="15.852cm">
          <text:list text:style-name="L3">
            <text:list-header>
              <text:p text:style-name="P5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60" draw:text-style-name="P6" draw:layer="layout" svg:width="1.905cm" svg:height="1.306cm" svg:x="7.25cm" svg:y="15.852cm">
          <text:list text:style-name="L3">
            <text:list-header>
              <text:p text:style-name="P5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61" draw:text-style-name="P6" draw:layer="layout" svg:width="1.905cm" svg:height="1.306cm" svg:x="9.155cm" svg:y="15.852cm">
          <text:list text:style-name="L3">
            <text:list-header>
              <text:p text:style-name="P5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62" draw:text-style-name="P6" draw:layer="layout" svg:width="1.905cm" svg:height="1.306cm" svg:x="11.06cm" svg:y="15.852cm">
          <text:list text:style-name="L3">
            <text:list-header>
              <text:p text:style-name="P5"><text:span text:style-name="T4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63" draw:text-style-name="P6" draw:layer="layout" svg:width="1.905cm" svg:height="1.306cm" svg:x="12.965cm" svg:y="15.852cm">
          <text:list text:style-name="L3">
            <text:list-header>
              <text:p text:style-name="P5"><text:span text:style-name="T4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64" draw:text-style-name="P6" draw:layer="layout" svg:width="1.905cm" svg:height="1.306cm" svg:x="14.87cm" svg:y="15.852cm">
          <text:list text:style-name="L3">
            <text:list-header>
              <text:p text:style-name="P5"><text:span text:style-name="T4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65" draw:text-style-name="P6" draw:layer="layout" svg:width="1.905cm" svg:height="1.306cm" svg:x="16.775cm" svg:y="15.852cm">
          <text:list text:style-name="L3">
            <text:list-header>
              <text:p text:style-name="P5"><text:span text:style-name="T4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66" draw:text-style-name="P6" draw:layer="layout" svg:width="1.905cm" svg:height="1.306cm" svg:x="18.68cm" svg:y="15.852cm">
          <text:list text:style-name="L3">
            <text:list-header>
              <text:p text:style-name="P5"><text:span text:style-name="T4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67" draw:text-style-name="P6" draw:layer="layout" svg:width="1.905cm" svg:height="1.306cm" svg:x="20.585cm" svg:y="15.852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68" draw:text-style-name="P4" draw:layer="layout" svg:width="1.481cm" svg:height="0.768cm" svg:x="20.797cm" svg:y="17.158cm">
          <text:list text:style-name="L3">
            <text:list-header>
              <text:p text:style-name="P3"><text:span text:style-name="T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69" draw:text-style-name="P8" draw:layer="layout" svg:width="3.211cm" svg:height="0.937cm" svg:x="3.234cm" svg:y="15.134cm">
          <text:list text:style-name="L3">
            <text:list-header>
              <text:p text:style-name="P7"><text:span text:style-name="T5">intArray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Group 31">
          <draw:custom-shape draw:name="Rectangle 32" draw:style-name="gr70" draw:text-style-name="P9" draw:layer="layout" svg:width="1.597cm" svg:height="0.966cm" svg:x="20.717cm" svg:y="16.024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71" draw:text-style-name="P10" draw:layer="layout" svg:width="1.905cm" svg:height="1.277cm" svg:x="20.55cm" svg:y="15.875cm">
            <text:list text:style-name="L3">
              <text:list-header>
                <text:p text:style-name="P5"><text:span text:style-name="T4">1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sumArra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izi içersindeki elemanların toplamlarını dönece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reverseArra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izi içersindeki elemanları tersine çevirece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StudentGrad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Kullanıcıdan kaç tane öğrenci olduğuna dair bir bilgi alacak.</text:p>
              </text:list-item>
              <text:list-item>
                <text:p>0-100 arası rastgele öğrenci notlarını saklayacak.</text:p>
              </text:list-item>
              <text:list-item>
                <text:p>Daha sonra min-max bulac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ceGameArra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aha önceki zar oyununu birden çok kullanıcı ile oynatalı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Çok boyutlu dizi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Çok boyutlu dizil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izi içersindeki dizilerdir</text:p>
              </text:list-item>
              <text:list-item>
                <text:p><text:span text:style-name="T1">type</text:span>[ ][ ] <text:span text:style-name="T1">name</text:span> = new <text:span text:style-name="T1">type</text:span> [n] [<text:span text:style-name="T1">m</text:span>]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_5f_" presentation:presentation-page-layout-name="AL1T1">
        <office:forms form:automatic-focus="false" form:apply-design-mode="false"/>
        <draw:custom-shape draw:style-name="gr72" draw:text-style-name="P12" draw:layer="layout" svg:width="18.199cm" svg:height="1.23cm" svg:x="5.057cm" svg:y="5.909cm">
          <text:list text:style-name="L4">
            <text:list-header>
              <text:p text:style-name="P11"><text:span text:style-name="T6">char[][] board = new char[3][3];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73" draw:text-style-name="P6" draw:layer="layout" svg:width="4.739cm" svg:height="1.178cm" svg:x="5.371cm" svg:y="9.725cm">
            <text:list text:style-name="L4">
              <text:list-header>
                <text:p text:style-name="P5"><text:span text:style-name="T6">board[0][0]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6" draw:layer="layout" svg:width="4.746cm" svg:height="1.178cm" svg:x="10.11cm" svg:y="9.725cm">
            <text:list text:style-name="L4">
              <text:list-header>
                <text:p text:style-name="P5"><text:span text:style-name="T6">board[0][1]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6" draw:layer="layout" svg:width="4.701cm" svg:height="1.178cm" svg:x="14.805cm" svg:y="9.725cm">
            <text:list text:style-name="L4">
              <text:list-header>
                <text:p text:style-name="P5"><text:span text:style-name="T6">board[0][2]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6" draw:text-style-name="P6" draw:layer="layout" svg:width="4.739cm" svg:height="1.179cm" svg:x="5.371cm" svg:y="10.876cm">
            <text:list text:style-name="L4">
              <text:list-header>
                <text:p text:style-name="P5"><text:span text:style-name="T6">board[1]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7" draw:text-style-name="P6" draw:layer="layout" svg:width="4.746cm" svg:height="1.179cm" svg:x="10.11cm" svg:y="10.876cm">
            <text:list text:style-name="L4">
              <text:list-header>
                <text:p text:style-name="P5"><text:span text:style-name="T6">board[1]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6" draw:layer="layout" svg:width="4.701cm" svg:height="1.179cm" svg:x="14.805cm" svg:y="10.876cm">
            <text:list text:style-name="L4">
              <text:list-header>
                <text:p text:style-name="P5"><text:span text:style-name="T6">board[1][2]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79" draw:text-style-name="P6" draw:layer="layout" svg:width="4.739cm" svg:height="1.142cm" svg:x="5.371cm" svg:y="12.028cm">
            <text:list text:style-name="L4">
              <text:list-header>
                <text:p text:style-name="P5"><text:span text:style-name="T6">board[2]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6" draw:layer="layout" svg:width="4.746cm" svg:height="1.142cm" svg:x="10.11cm" svg:y="12.028cm">
            <text:list text:style-name="L4">
              <text:list-header>
                <text:p text:style-name="P5"><text:span text:style-name="T6">board[2]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6" draw:layer="layout" svg:width="4.701cm" svg:height="1.142cm" svg:x="14.805cm" svg:y="12.028cm">
            <text:list text:style-name="L4">
              <text:list-header>
                <text:p text:style-name="P5"><text:span text:style-name="T6">board[2][2]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Çok boyutlu dizilerde döngü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>2 tane dizi iç içe. Ne yapmalı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ltiplication Tab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10 * 10’luk bir çarpım tablos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solid" draw:fill-color="#006699" draw:fill-image-width="0cm" draw:fill-image-height="0cm" style:repeat="stretch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rsayılan_5f_-background" style:display-name="Varsayılan_-background" style:family="presentation">
      <style:graphic-properties draw:stroke="none" draw:fill="solid" draw:fill-color="#ffffff" draw:fill-image-width="0cm" draw:fill-image-height="0cm" style:repeat="repeat" draw:fill-image-ref-point="bottom-right"/>
      <style:text-properties style:letter-kerning="true"/>
    </style:style>
    <style:style style:name="Varsayılan_5f_-backgroundobjects" style:display-name="Varsayılan_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Varsayılan_5f_-notes" style:display-name="Varsayıl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_5f_-outline1" style:display-name="Varsayılan_-outline1" style:family="presentation">
      <style:graphic-properties draw:stroke="none" draw:fill="none" draw:auto-grow-height="false" draw:fit-to-size="shrink-to-fit">
        <text:list-style style:name="Varsayılan_5f_-outline1" style:display-name="Varsayılan_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outline2" style:display-name="Varsayılan_-outline2" style:family="presentation" style:parent-style-name="Varsayılan_5f_-outline1">
      <style:paragraph-properties fo:margin-top="0cm" fo:margin-bottom="0.4cm"/>
      <style:text-properties fo:font-size="28pt" style:font-size-asian="28pt" style:font-size-complex="28pt"/>
    </style:style>
    <style:style style:name="Varsayılan_5f_-outline3" style:display-name="Varsayılan_-outline3" style:family="presentation" style:parent-style-name="Varsayılan_5f_-outline2">
      <style:paragraph-properties fo:margin-top="0cm" fo:margin-bottom="0.3cm"/>
      <style:text-properties fo:font-size="24pt" style:font-size-asian="24pt" style:font-size-complex="24pt"/>
    </style:style>
    <style:style style:name="Varsayılan_5f_-outline4" style:display-name="Varsayılan_-outline4" style:family="presentation" style:parent-style-name="Varsayılan_5f_-outline3">
      <style:paragraph-properties fo:margin-top="0cm" fo:margin-bottom="0.2cm"/>
      <style:text-properties fo:font-size="20pt" style:font-size-asian="20pt" style:font-size-complex="20pt"/>
    </style:style>
    <style:style style:name="Varsayılan_5f_-outline5" style:display-name="Varsayılan_-outline5" style:family="presentation" style:parent-style-name="Varsayılan_5f_-outline4">
      <style:paragraph-properties fo:margin-top="0cm" fo:margin-bottom="0.1cm"/>
      <style:text-properties fo:font-size="20pt" style:font-size-asian="20pt" style:font-size-complex="20pt"/>
    </style:style>
    <style:style style:name="Varsayılan_5f_-outline6" style:display-name="Varsayılan_-outline6" style:family="presentation" style:parent-style-name="Varsayılan_5f_-outline5">
      <style:paragraph-properties fo:margin-top="0cm" fo:margin-bottom="0.1cm"/>
      <style:text-properties fo:font-size="20pt" style:font-size-asian="20pt" style:font-size-complex="20pt"/>
    </style:style>
    <style:style style:name="Varsayılan_5f_-outline7" style:display-name="Varsayılan_-outline7" style:family="presentation" style:parent-style-name="Varsayılan_5f_-outline6">
      <style:paragraph-properties fo:margin-top="0cm" fo:margin-bottom="0.1cm"/>
      <style:text-properties fo:font-size="20pt" style:font-size-asian="20pt" style:font-size-complex="20pt"/>
    </style:style>
    <style:style style:name="Varsayılan_5f_-outline8" style:display-name="Varsayılan_-outline8" style:family="presentation" style:parent-style-name="Varsayılan_5f_-outline7">
      <style:paragraph-properties fo:margin-top="0cm" fo:margin-bottom="0.1cm"/>
      <style:text-properties fo:font-size="20pt" style:font-size-asian="20pt" style:font-size-complex="20pt"/>
    </style:style>
    <style:style style:name="Varsayılan_5f_-outline9" style:display-name="Varsayılan_-outline9" style:family="presentation" style:parent-style-name="Varsayılan_5f_-outline8">
      <style:paragraph-properties fo:margin-top="0cm" fo:margin-bottom="0.1cm"/>
      <style:text-properties fo:font-size="20pt" style:font-size-asian="20pt" style:font-size-complex="20pt"/>
    </style:style>
    <style:style style:name="Varsayılan_5f_-subtitle" style:display-name="Varsayılan_-subtitle" style:family="presentation">
      <style:graphic-properties draw:stroke="none" draw:fill="none" draw:textarea-vertical-align="middle">
        <text:list-style style:name="Varsayılan_5f_-subtitle" style:display-name="Varsayıl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title" style:display-name="Varsayılan_-title" style:family="presentation">
      <style:graphic-properties draw:stroke="none" draw:fill="none" draw:textarea-vertical-align="middle">
        <text:list-style style:name="Varsayılan_5f_-title" style:display-name="Varsayıl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c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99" draw:fill-image-width="0cm" draw:fill-image-height="0cm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repeat" draw:fill-image-ref-point="bottom-right"/>
    </style:style>
    <style:style style:name="Mdp3" style:family="drawing-page">
      <style:drawing-page-properties draw:background-size="border" draw:fill="solid" draw:fill-color="#cc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arsayıla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rsayıla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Varsayıl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_5f_" style:display-name="Varsayılan_" style:page-layout-name="PM1" draw:style-name="Mdp2">
      <office:forms form:automatic-focus="false" form:apply-design-mode="false"/>
      <draw:frame presentation:style-name="Varsayılan_5f_-title" draw:layer="backgroundobjects" svg:width="25.199cm" svg:height="3.506cm" svg:x="1.4cm" svg:y="0.837cm" presentation:class="title" presentation:placeholder="true">
        <draw:text-box/>
      </draw:frame>
      <draw:frame presentation:style-name="Varsayılan_5f_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_5f_-title" draw:layer="backgroundobjects" svg:width="14.848cm" svg:height="11.136cm" svg:x="3.075cm" svg:y="2.257cm" presentation:class="page"/>
        <draw:frame presentation:style-name="Varsayılan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9T11:18:23</meta:creation-date>
    <meta:editing-duration>PT17H5M43S</meta:editing-duration>
    <meta:editing-cycles>193</meta:editing-cycles>
    <dc:date>2017-07-23T16:23:48.359684396</dc:date>
    <meta:generator>LibreOffice/5.2.5.1$Linux_X86_64 LibreOffice_project/20m0$Build-1</meta:generator>
    <meta:document-statistic meta:object-count="174"/>
  </office:meta>
</office:document-meta>
</file>